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Times New Roman" svg:font-family="Times New Roman"/>
  </office:font-face-decls>
  <office:automatic-styles>
    <style:style style:family="text" style:name="T1" style:display-name="T1">
      <style:text-properties fo:font-size="10pt" fo:font-weight="bold"/>
    </style:style>
    <style:style style:family="text" style:name="T2" style:display-name="T2">
      <style:text-properties fo:font-size="14pt" fo:font-weight="bold"/>
    </style:style>
    <style:style style:family="text" style:name="T3" style:display-name="T3">
      <style:text-properties fo:font-size="14pt"/>
    </style:style>
    <style:style style:family="text" style:name="T4" style:display-name="T4">
      <style:text-properties fo:font-size="14pt" fo:font-weight="normal"/>
    </style:style>
    <style:style style:family="text" style:name="T5" style:display-name="T5">
      <style:text-properties fo:language="ru" fo:country="RU"/>
    </style:style>
    <style:style style:family="text" style:name="T6" style:display-name="T6">
      <style:text-properties fo:font-size="12pt" fo:language="ru" fo:country="RU"/>
    </style:style>
    <style:style style:family="text" style:name="T7" style:display-name="T7">
      <style:text-properties fo:color="#000000" style:font-name="Times New Roman" fo:font-size="14pt" fo:language="ru" fo:country="RU" fo:font-weight="normal"/>
    </style:style>
    <style:style style:family="text" style:name="T8" style:display-name="T8">
      <style:text-properties fo:color="#000000" style:font-name="Times New Roman" fo:font-size="11pt" fo:language="ru" fo:country="RU" fo:font-weight="normal"/>
    </style:style>
    <style:style style:family="paragraph" style:name="P9" style:display-name="P9" style:parent-style-name="--------------2"/>
    <style:style style:family="paragraph" style:name="P20" style:display-name="P20" style:parent-style-name="--------------1">
      <style:paragraph-properties fo:text-align="justify" fo:break-before="page"/>
      <style:text-properties fo:font-size="14pt"/>
    </style:style>
    <style:style style:family="paragraph" style:name="P21" style:display-name="P21" style:parent-style-name="Text-body">
      <style:paragraph-properties fo:text-align="center" fo:text-indent="-0.87cm" fo:margin-left="0cm" fo:margin-right="-0.005cm" fo:break-before="page">
        <style:tab-stops>
          <style:tab-stop style:type="left" style:position="0.439583in"/>
          <style:tab-stop style:type="left" style:position="0.538889in"/>
        </style:tab-stops>
      </style:paragraph-properties>
      <style:text-properties fo:color="#000000" style:font-name="Times New Roman" fo:font-size="14pt" fo:language="ru" fo:country="RU"/>
    </style:style>
    <style:style style:family="paragraph" style:name="P22" style:display-name="P22" style:parent-style-name="--------------1">
      <style:paragraph-properties fo:text-align="center"/>
      <style:text-properties fo:color="#000000" style:font-name="Times New Roman" fo:font-size="14pt" fo:language="ru" fo:country="RU"/>
    </style:style>
    <style:style style:family="paragraph" style:name="P23" style:display-name="P23" style:parent-style-name="--------------1">
      <style:paragraph-properties fo:text-align="justify"/>
      <style:text-properties fo:font-size="14pt"/>
    </style:style>
    <style:style style:family="paragraph" style:name="P24" style:display-name="P24" style:parent-style-name="Text-body">
      <style:paragraph-properties fo:text-align="center"/>
      <style:text-properties fo:color="#000000" style:font-name="Times New Roman" fo:font-size="14pt" fo:language="ru" fo:country="RU" fo:font-weight="normal"/>
    </style:style>
    <style:style style:family="paragraph" style:name="P25" style:display-name="P25" style:parent-style-name="Text-body">
      <style:paragraph-properties fo:text-align="center" fo:break-before="page"/>
      <style:text-properties fo:color="#000000" style:font-name="Times New Roman" fo:font-size="14pt" fo:language="ru" fo:country="RU" fo:font-weight="normal"/>
    </style:style>
    <style:style style:family="paragraph" style:name="P26" style:display-name="P26" style:parent-style-name="--------------1">
      <style:paragraph-properties fo:text-align="center"/>
      <style:text-properties fo:font-size="14pt"/>
    </style:style>
    <style:style style:family="paragraph" style:name="P27" style:display-name="P27" style:parent-style-name="Normal">
      <style:paragraph-properties fo:text-align="center"/>
      <style:text-properties fo:color="#000000" style:font-name="Times New Roman" fo:font-size="14pt" fo:language="ru" fo:country="RU" fo:font-weight="normal"/>
    </style:style>
    <style:style style:family="paragraph" style:name="P28" style:display-name="P28" style:parent-style-name="--------------1">
      <style:paragraph-properties fo:text-align="justify" fo:line-height="150%"/>
    </style:style>
    <style:style style:family="paragraph" style:name="P10" style:display-name="P10" style:parent-style-name="--------------1">
      <style:paragraph-properties fo:break-before="page"/>
      <style:text-properties fo:font-size="14pt"/>
    </style:style>
    <style:style style:family="paragraph" style:name="P11" style:display-name="P11" style:parent-style-name="--------------1">
      <style:text-properties fo:font-size="14pt"/>
    </style:style>
    <style:style style:family="paragraph" style:name="P12" style:display-name="P12" style:parent-style-name="--------------1"/>
    <style:style style:family="paragraph" style:name="P13" style:display-name="P13" style:parent-style-name="--------------2">
      <style:paragraph-properties fo:text-indent="0cm" fo:margin-left="7.938cm" fo:margin-right="0cm"/>
    </style:style>
    <style:style style:family="paragraph" style:name="P14" style:display-name="P14" style:parent-style-name="Normal">
      <style:paragraph-properties fo:text-align="center"/>
    </style:style>
    <style:style style:family="paragraph" style:name="P15" style:display-name="P15" style:parent-style-name="--------------1">
      <style:paragraph-properties fo:text-align="center" fo:break-before="page"/>
      <style:text-properties fo:font-size="14pt" fo:font-weight="bold"/>
    </style:style>
    <style:style style:family="paragraph" style:name="P16" style:display-name="P16" style:parent-style-name="--------------1">
      <style:paragraph-properties fo:text-align="center" fo:text-indent="0cm" fo:line-height="100%" fo:margin-left="0.423cm" fo:margin-right="0cm" fo:margin-top="0cm" fo:margin-bottom="0cm" fo:break-before="page"/>
      <style:text-properties fo:font-size="14pt" fo:font-weight="bold"/>
    </style:style>
    <style:style style:family="paragraph" style:name="P17" style:display-name="P17" style:parent-style-name="--------------1">
      <style:paragraph-properties fo:text-align="center" fo:break-before="page"/>
      <style:text-properties fo:font-size="14pt"/>
    </style:style>
    <style:style style:family="paragraph" style:name="P18" style:display-name="P18" style:parent-style-name="Text-body">
      <style:paragraph-properties fo:text-align="center" fo:break-before="page"/>
      <style:text-properties fo:color="#000000" style:font-name="Times New Roman" fo:font-size="14pt" fo:language="ru" fo:country="RU"/>
    </style:style>
    <style:style style:family="paragraph" style:name="P19" style:display-name="P19" style:parent-style-name="--------------1">
      <style:paragraph-properties fo:text-align="center" fo:break-before="page"/>
      <style:text-properties fo:color="#000000" style:font-name="Times New Roman" fo:font-size="14pt" fo:language="ru" fo:country="RU"/>
    </style:style>
    <style:style style:family="paragraph" style:name="P1" style:display-name="P1" style:parent-style-name="Normal">
      <style:paragraph-properties fo:text-align="center" fo:margin-top="0.071cm" fo:margin-bottom="0.353cm"/>
    </style:style>
    <style:style style:family="paragraph" style:name="P2" style:display-name="P2" style:parent-style-name="--------------1">
      <style:paragraph-properties fo:text-align="center"/>
      <style:text-properties fo:font-size="14pt" fo:font-weight="bold"/>
    </style:style>
    <style:style style:family="paragraph" style:name="P3" style:display-name="P3" style:parent-style-name="Normal">
      <style:paragraph-properties fo:text-align="center"/>
      <style:text-properties fo:font-weight="bold"/>
    </style:style>
    <style:style style:family="paragraph" style:name="P4" style:display-name="P4" style:parent-style-name="Normal">
      <style:paragraph-properties fo:text-align="center"/>
      <style:text-properties fo:font-size="14pt"/>
    </style:style>
    <style:style style:family="paragraph" style:name="P5" style:display-name="P5" style:parent-style-name="--------------2">
      <style:text-properties fo:font-size="14pt" fo:font-weight="bold"/>
    </style:style>
    <style:style style:family="paragraph" style:name="P6" style:display-name="P6" style:parent-style-name="--------------2">
      <style:text-properties fo:font-size="14pt"/>
    </style:style>
    <style:style style:family="paragraph" style:name="P7" style:display-name="P7" style:parent-style-name="--------------2">
      <style:paragraph-properties fo:break-before="page"/>
    </style:style>
    <style:style style:family="paragraph" style:name="P8" style:display-name="P8" style:parent-style-name="--------------2">
      <style:text-properties fo:font-size="14pt" fo:font-style="italic"/>
    </style:style>
    <style:style style:family="section" style:name="Sect1" style:display-name="Sect1">
      <style:section-properties text:dont-balance-text-columns="true">
        <style:columns fo:column-count="1" fo:column-gap="0cm"/>
      </style:section-properties>
    </style:style>
    <style:style style:family="table" style:name="Table1" style:display-name="Table1">
      <style:table-properties style:width="17.190000cm" table:align="margins" fo:margin-left="-0.191cm"/>
    </style:style>
    <style:style style:family="table" style:name="Table2" style:display-name="Table2">
      <style:table-properties style:width="17.000000cm" table:align="left"/>
    </style:style>
    <style:style style:family="table-column" style:name="Table2-col3" style:display-name="Table2.col3">
      <style:table-column-properties style:column-width="4.251cm" style:rel-column-width="2410*"/>
    </style:style>
    <style:style style:family="table-column" style:name="Table2-col4" style:display-name="Table2.col4">
      <style:table-column-properties style:column-width="4.251cm" style:rel-column-width="2410*"/>
    </style:style>
    <style:style style:family="table-column" style:name="Table2-col1" style:display-name="Table2.col1">
      <style:table-column-properties style:column-width="3.011cm" style:rel-column-width="1707*"/>
    </style:style>
    <style:style style:family="table-column" style:name="Table1-col1" style:display-name="Table1.col1">
      <style:table-column-properties style:column-width="8.595cm" style:rel-column-width="32767*"/>
    </style:style>
    <style:style style:family="table-column" style:name="Table1-col2" style:display-name="Table1.col2">
      <style:table-column-properties style:column-width="8.595cm" style:rel-column-width="32768*"/>
    </style:style>
    <style:style style:family="table-column" style:name="Table2-col2" style:display-name="Table2.col2">
      <style:table-column-properties style:column-width="5.487cm" style:rel-column-width="3111*"/>
    </style:style>
    <style:style style:family="table-cell" style:name="Table2-col1-row2" style:display-name="Table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3" style:display-name="Table2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4" style:display-name="Table2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5" style:display-name="Table2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1" style:display-name="Table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4" style:display-name="Table1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2" style:display-name="Table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3" style:display-name="Table1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7" style:display-name="Table2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6" style:display-name="Table2_col3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6" style:display-name="Table2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8" style:display-name="Table2_col3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1" style:display-name="Table2_col4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2" style:display-name="Table2_col4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3" style:display-name="Table2_col4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4" style:display-name="Table2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5" style:display-name="Table2_col4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6" style:display-name="Table2_col4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7" style:display-name="Table2_col4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8" style:display-name="Table2_col4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8" style:display-name="Table2_col1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1" style:display-name="Table2_col3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2" style:display-name="Table2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3" style:display-name="Table2_col3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4" style:display-name="Table2_col3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5" style:display-name="Table2_col3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1" style:display-name="Table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7" style:display-name="Table2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2" style:display-name="Table1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6" style:display-name="Table2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1" style:display-name="Table2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2" style:display-name="Table2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3" style:display-name="Table2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4" style:display-name="Table2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5" style:display-name="Table2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3" style:display-name="Table1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7" style:display-name="Table2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8" style:display-name="Table2_col2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1" style:display-name="Table2_col1_row1">
      <style:table-cell-properties style:vertical-align="top" fo:border-left="0.72pt solid #000000" fo:border-right="0.72pt solid #000000" fo:border-top="0.72pt solid #000000" fo:border-bottom="0.72pt solid #000000"/>
    </style:style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<text:span text:style-name="T1">МИНИСТЕРСТВО ОБРАЗОВАНИЯ И НАУКИ РОССИЙСКОЙ ФЕДЕРАЦИИ</text:span><text:span text:style-name="T2"> </text:span></text:p>
        <text:p text:style-name="P2">Федеральное государственное бюджетное образовательное учреждение</text:p>
        <text:p text:style-name="P2">высшего профессионального образования</text:p>
        <text:p text:style-name="P2">«Московский государственный индустриальный университет»</text:p>
        <text:p text:style-name="P2">ФГБОУ ВПО «МГИУ»</text:p>
        <text:p text:style-name="Normal"/>
        <text:p text:style-name="P3">ФАКУЛЬТЕТ ПРИКЛАДНОЙ МАТЕМАТИКИ И ТЕХНИЧЕСКОЙ ФИЗИКИ</text:p>
        <text:p text:style-name="P4">Кафедра информационных систем и технологий</text:p>
        <text:p text:style-name="Normal"/>
        <text:p text:style-name="Normal"/>
        <table:table table:name="Table1" table:style-name="Table1">
          <table:table-column table:style-name="Table1.col1"/>
          <table:table-column table:style-name="Table1.col2"/>
          <table:table-row>
            <table:table-cell table:style-name="Table1_col1_row1">
              <text:p text:style-name="P5">Практикант: </text:p>
              <text:p text:style-name="--------------2"/>
            </table:table-cell>
            <table:table-cell table:style-name="Table1_col2_row1">
              <text:p text:style-name="P6">Грачев Денис Геннадьевич</text:p>
            </table:table-cell>
          </table:table-row>
          <table:table-row>
            <table:table-cell table:style-name="Table1_col1_row2">
              <text:p text:style-name="--------------2"/>
              <text:p text:style-name="P5">Группа:</text:p>
            </table:table-cell>
            <table:table-cell table:style-name="Table1_col2_row2">
              <text:p text:style-name="P7"/>
              <text:p text:style-name="P8">111131</text:p>
            </table:table-cell>
          </table:table-row>
          <table:table-row>
            <table:table-cell table:style-name="Table1_col1_row3">
              <text:p text:style-name="--------------2"/>
              <text:p text:style-name="P5">Направление:</text:p>
            </table:table-cell>
            <table:table-cell table:style-name="Table1_col2_row3">
              <text:p text:style-name="P7"/>
              <text:p text:style-name="P8">230100 «Информатика и вычислительная техника» </text:p>
              <text:p text:style-name="P9"/>
            </table:table-cell>
          </table:table-row>
          <table:table-row>
            <table:table-cell table:style-name="Table1_col1_row4" table:number-columns-spanned="2">
              <text:p text:style-name="P10">Сроки прохождения <text:s/>профессионально-производственной <text:s/>практики: <text:s text:c="3"/></text:p>
              <text:p text:style-name="P11">с 06.04.2015 по 19.04.2015 <text:s/></text:p>
              <text:p text:style-name="P12"/>
              <text:p text:style-name="P9"><text:span text:style-name="T3">Место прохождения практики: </text:span><text:span text:style-name="T4">ФГБОУ ВПО «МГИУ»</text:span><text:span text:style-name="T3"> </text:span></text:p>
              <text:p text:style-name="P9"/>
              <text:p text:style-name="P6">Научный руководитель практики: <text:s/><text:span text:style-name="T5">нач</text:span><text:span text:style-name="T6">. БТО ИВЦ </text:span> <text:s text:c="16"/>Ю.В. Курасов<text:span text:style-name="T5"> </text:span></text:p>
              <text:p text:style-name="P6"> <text:s text:c="64"/></text:p>
              <text:p text:style-name="P9"/>
              <text:p text:style-name="P13"/>
            </table:table-cell>
            <table:covered-table-cell/>
          </table:table-row>
        </table:table>
        <text:p text:style-name="--------------1"/>
        <text:p text:style-name="--------------1"/>
        <text:p text:style-name="--------------1"/>
        <text:p text:style-name="--------------1"/>
        <text:p text:style-name="--------------1"/>
        <text:p text:style-name="--------------1"/>
        <text:p text:style-name="--------------1"/>
        <text:p text:style-name="--------------1"/>
        <text:p text:style-name="--------------1"/>
        <text:p text:style-name="--------------1"/>
        <text:p text:style-name="--------------1"/>
        <text:p text:style-name="--------------1"/>
        <text:p text:style-name="--------------1"/>
        <text:p text:style-name="--------------1"/>
        <text:p text:style-name="--------------1"/>
        <text:p text:style-name="--------------1"/>
        <text:p text:style-name="--------------1"/>
        <text:p text:style-name="--------------1"/>
        <text:p text:style-name="--------------1"/>
        <text:p text:style-name="--------------1"/>
        <text:p text:style-name="--------------1"/>
        <text:p text:style-name="--------------1"/>
        <text:p text:style-name="--------------1"/>
        <text:p/>
        <text:p text:style-name="P2">Дневник профессионально-производственной практики</text:p>
        <text:p text:style-name="P14"/>
        <text:p text:style-name="P14"/>
        <table:table table:name="Table2" table:style-name="Table2">
          <table:table-column table:style-name="Table2.col1"/>
          <table:table-column table:style-name="Table2.col2"/>
          <table:table-column table:style-name="Table2.col3"/>
          <table:table-column table:style-name="Table2.col4"/>
          <table:table-row>
            <table:table-cell table:style-name="Table2_col1_row1">
              <text:p text:style-name="P15">№</text:p>
              <text:p text:style-name="P2">п/п</text:p>
            </table:table-cell>
            <table:table-cell table:style-name="Table2_col2_row1">
              <text:p text:style-name="P15">Основные этапы</text:p>
            </table:table-cell>
            <table:table-cell table:style-name="Table2_col3_row1">
              <text:p text:style-name="P15">Сроки</text:p>
            </table:table-cell>
            <table:table-cell table:style-name="Table2_col4_row1">
              <text:p text:style-name="P16">Отметка о выполнении</text:p>
            </table:table-cell>
          </table:table-row>
          <table:table-row>
            <table:table-cell table:style-name="Table2_col1_row2">
              <text:p text:style-name="P17">1</text:p>
            </table:table-cell>
            <table:table-cell table:style-name="Table2_col2_row2">
              <text:p text:style-name="P18">Создание списка актуальных задач для модификации приложения. Изменение структуры базы данных.</text:p>
            </table:table-cell>
            <table:table-cell table:style-name="Table2_col3_row2">
              <text:p text:style-name="P19">6.04 - 8.04</text:p>
            </table:table-cell>
            <table:table-cell table:style-name="Table2_col4_row2">
              <text:p text:style-name="P20"/>
            </table:table-cell>
          </table:table-row>
          <table:table-row>
            <table:table-cell table:style-name="Table2_col1_row3">
              <text:p text:style-name="P17">2</text:p>
            </table:table-cell>
            <table:table-cell table:style-name="Table2_col2_row3">
              <text:p text:style-name="P21"> <text:s text:c="4"/>Изменения структуры демона.</text:p>
            </table:table-cell>
            <table:table-cell table:style-name="Table2_col3_row3">
              <text:p text:style-name="P22">9.04 - 10.04</text:p>
            </table:table-cell>
            <table:table-cell table:style-name="Table2_col4_row3">
              <text:p text:style-name="P23"/>
            </table:table-cell>
          </table:table-row>
          <table:table-row>
            <table:table-cell table:style-name="Table2_col1_row4">
              <text:p text:style-name="P17">3</text:p>
            </table:table-cell>
            <table:table-cell table:style-name="Table2_col2_row4">
              <text:p text:style-name="P24"><text:span text:style-name="T7">Демон.</text:span><text:span text:style-name="T8"> </text:span><text:span text:style-name="T7">Реализация сервера на ThreadPool. <text:s/>Дополнительная обработка исключений. Создание валидаций для входных данных.</text:span></text:p>
            </table:table-cell>
            <table:table-cell table:style-name="Table2_col3_row4">
              <text:p text:style-name="P19">10.04 - 13.04</text:p>
            </table:table-cell>
            <table:table-cell table:style-name="Table2_col4_row4">
              <text:p text:style-name="P20"/>
            </table:table-cell>
          </table:table-row>
          <table:table-row>
            <table:table-cell table:style-name="Table2_col1_row5">
              <text:p text:style-name="P17">4</text:p>
            </table:table-cell>
            <table:table-cell table:style-name="Table2_col2_row5">
              <text:p text:style-name="P25">Добавление возможности управления OID коммандами с помощью браузера.</text:p>
            </table:table-cell>
            <table:table-cell table:style-name="Table2_col3_row5">
              <text:p text:style-name="P19">13.04</text:p>
            </table:table-cell>
            <table:table-cell table:style-name="Table2_col4_row5">
              <text:p text:style-name="P23"/>
            </table:table-cell>
          </table:table-row>
          <table:table-row>
            <table:table-cell table:style-name="Table2_col1_row6">
              <text:p text:style-name="P26">5</text:p>
            </table:table-cell>
            <table:table-cell table:style-name="Table2_col2_row6">
              <text:p text:style-name="P27">Добавление возможности управления временем запросов для каждой oid комманды. </text:p>
            </table:table-cell>
            <table:table-cell table:style-name="Table2_col3_row6">
              <text:p text:style-name="P19">13.04 - 14.04</text:p>
            </table:table-cell>
            <table:table-cell table:style-name="Table2_col4_row6">
              <text:p text:style-name="P23"/>
            </table:table-cell>
          </table:table-row>
          <table:table-row>
            <table:table-cell table:style-name="Table2_col1_row7">
              <text:p text:style-name="P26">6</text:p>
            </table:table-cell>
            <table:table-cell table:style-name="Table2_col2_row7">
              <text:p text:style-name="P27">Правка дизайна веб приложения. Обработка исключений. </text:p>
            </table:table-cell>
            <table:table-cell table:style-name="Table2_col3_row7">
              <text:p text:style-name="P19">15.04 - 16.04</text:p>
            </table:table-cell>
            <table:table-cell table:style-name="Table2_col4_row7">
              <text:p text:style-name="P23"/>
            </table:table-cell>
          </table:table-row>
          <table:table-row>
            <table:table-cell table:style-name="Table2_col1_row8">
              <text:p text:style-name="P26">7</text:p>
            </table:table-cell>
            <table:table-cell table:style-name="Table2_col2_row8">
              <text:p text:style-name="P27">Отладка, тестирование полученного ПО.</text:p>
            </table:table-cell>
            <table:table-cell table:style-name="Table2_col3_row8">
              <text:p text:style-name="P19">17.05</text:p>
            </table:table-cell>
            <table:table-cell table:style-name="Table2_col4_row8">
              <text:p text:style-name="P23"/>
            </table:table-cell>
          </table:table-row>
        </table:table>
        <text:p text:style-name="P2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ourier New" svg:font-family="Courier New"/>
    <style:font-face style:name="Liberation Sans" svg:font-family="Liberation Sans"/>
    <style:font-face style:name="Liberation Serif" svg:font-family="Liberation Serif"/>
    <style:font-face style:name="Times New Roman" svg:font-family="Times New Roman"/>
    <style:font-face style:name="Tahoma" svg:font-family="Tahoma"/>
  </office:font-face-decls>
  <office:styles>
    <style:default-style style:family="paragraph">
      <style:paragraph-properties style:tab-stop-distance="1.27cm"/>
    </style:default-style>
    <style:style style:family="text" style:name="---------------------------------------text-text-text" style:display-name="Схема документа Знак_text_text_text" style:next-style-name="---------------------------------------text-text-text">
      <style:text-properties style:font-name="Tahoma" fo:font-size="8pt"/>
    </style:style>
    <style:style style:family="text" style:name="--u1093---u1077---u1084---u1072----u1076---u1086---u1082---u1091---u1084---u1077---u1085---u1090---u1072----u1047---u1085---u1072---u1082---text-text-text" style:display-name="?\u1093 ?\u1077 ?\u1084 ?\u1072 ? \u1076 ?\u1086 ?\u1082 ?\u1091 ?\u1084 ?\u1077 ?\u1085 ?\u1090 ?\u1072 ? \u1047 ?\u1085 ?\u1072 ?\u1082 ?_text_text_text" style:next-style-name="--u1093---u1077---u1084---u1072----u1076---u1086---u1082---u1091---u1084---u1077---u1085---u1090---u1072----u1047---u1085---u1072---u1082---text-text-text">
      <style:text-properties style:font-name="Tahoma" fo:font-size="8pt"/>
    </style:style>
    <style:style style:family="text" style:name="Footnote-anchor-text-text-text" style:display-name="Footnote anchor_text_text_text" style:next-style-name="Footnote-anchor-text-text-text">
      <style:text-properties style:text-position="33%" fo:font-size="10pt"/>
    </style:style>
    <style:style style:family="text" style:name="Endnote-anchor-text-text-text" style:display-name="Endnote anchor_text_text_text" style:next-style-name="Endnote-anchor-text-text-text">
      <style:text-properties style:text-position="33%" fo:font-size="10pt"/>
    </style:style>
    <style:style style:family="paragraph" style:name="Chapter-Heading" style:display-name="Chapter Heading" style:next-style-name="Chapter-Heading">
      <style:paragraph-properties fo:text-indent="0cm" fo:margin-left="0cm" fo:margin-right="0cm" fo:margin-top="0cm" fo:margin-bottom="0.353cm"/>
    </style:style>
    <style:style style:family="paragraph" style:name="--------------1" style:display-name="Обычный1" style:next-style-name="--------------1">
      <style:paragraph-properties fo:line-height="100%" fo:margin-top="0cm" fo:margin-bottom="0cm"/>
      <style:text-properties fo:color="#000000" style:font-name="Times New Roman" fo:font-size="12pt"/>
    </style:style>
    <style:style style:family="paragraph" style:name="--------------2" style:display-name="Обычный2" style:next-style-name="--------------2">
      <style:paragraph-properties fo:line-height="100%" fo:margin-top="0cm" fo:margin-bottom="0cm"/>
      <style:text-properties fo:color="#000000" style:font-name="Times New Roman" fo:font-size="12pt"/>
    </style:style>
    <style:style style:family="paragraph" style:name="Implies-List" style:display-name="Implies List" style:next-style-name="Implies-List">
      <style:paragraph-properties fo:text-indent="-0.762cm" fo:widows="2" fo:orphans="2" fo:margin-left="1.27cm" fo:margin-right="0cm" fo:margin-top="0cm" fo:margin-bottom="0.353cm" style:writing-mode="lr"/>
    </style:style>
    <style:style style:family="paragraph" style:name="Heading" style:display-name="Heading" style:parent-style-name="Normal" style:next-style-name="Text-body">
      <style:paragraph-properties fo:margin-top="0.422cm" fo:margin-bottom="0.212cm" fo:keep-with-next="always"/>
      <style:text-properties style:font-name="Arial" fo:font-size="14pt"/>
    </style:style>
    <style:style style:family="paragraph" style:name="Lower-Case-List" style:display-name="Lower Case List" style:next-style-name="Lower-Case-List">
      <style:paragraph-properties fo:text-indent="-0.762cm" fo:margin-left="1.27cm" fo:margin-right="0cm" fo:margin-top="0cm" fo:margin-bottom="0.353cm"/>
    </style:style>
    <style:style style:family="paragraph" style:name="Block-Text" style:display-name="Block Text" style:next-style-name="Block-Text">
      <style:paragraph-properties fo:text-indent="0cm" fo:margin-left="2.54cm" fo:margin-right="2.54cm" fo:margin-top="0cm" fo:margin-bottom="0.212cm"/>
    </style:style>
    <style:style style:family="paragraph" style:name="Triangle-List" style:display-name="Triangle List" style:next-style-name="Triangle-List">
      <style:paragraph-properties fo:text-indent="-0.762cm" fo:widows="2" fo:orphans="2" fo:margin-left="1.27cm" fo:margin-right="0cm" fo:margin-top="0cm" fo:margin-bottom="0.353cm" style:writing-mode="lr"/>
    </style:style>
    <style:style style:family="paragraph" style:name="Heading-1" style:display-name="Heading 1" style:parent-style-name="Heading" style:next-style-name="Text-body">
      <style:paragraph-properties fo:margin-top="0.776cm" fo:margin-bottom="0.106cm"/>
      <style:text-properties style:font-name="Liberation Sans" fo:font-size="17pt" fo:font-weight="bold"/>
    </style:style>
    <style:style style:family="paragraph" style:name="Heading-2" style:display-name="Heading 2" style:parent-style-name="Heading" style:next-style-name="Text-body">
      <style:paragraph-properties fo:margin-top="0.776cm" fo:margin-bottom="0.106cm"/>
      <style:text-properties style:font-name="Liberation Sans" fo:font-size="14pt" fo:font-weight="bold"/>
    </style:style>
    <style:style style:family="paragraph" style:name="Bullet-List" style:display-name="Bullet List" style:next-style-name="Bullet-List">
      <style:paragraph-properties fo:text-indent="-0.762cm" fo:widows="2" fo:orphans="2" fo:margin-left="1.27cm" fo:margin-right="0cm" fo:margin-top="0cm" fo:margin-bottom="0.353cm" style:writing-mode="lr"/>
    </style:style>
    <style:style style:family="paragraph" style:name="Heading-4" style:display-name="Heading 4" style:parent-style-name="Heading" style:next-style-name="Text-body">
      <style:paragraph-properties fo:margin-top="0.776cm" fo:margin-bottom="0.106cm"/>
      <style:text-properties style:font-name="Liberation Sans" fo:font-size="12pt" fo:font-weight="bold"/>
    </style:style>
    <style:style style:family="paragraph" style:name="Hand-List" style:display-name="Hand List" style:next-style-name="Hand-List">
      <style:paragraph-properties fo:text-indent="-0.762cm" fo:widows="2" fo:orphans="2" fo:margin-left="1.27cm" fo:margin-right="0cm" fo:margin-top="0cm" fo:margin-bottom="0.353cm" style:writing-mode="lr"/>
    </style:style>
    <style:style style:family="paragraph" style:name="Arrowhead-List" style:display-name="Arrowhead List" style:next-style-name="Arrowhead-List">
      <style:paragraph-properties fo:text-indent="-0.762cm" fo:widows="2" fo:orphans="2" fo:margin-left="1.27cm" fo:margin-right="0cm" fo:margin-top="0cm" fo:margin-bottom="0.353cm" style:writing-mode="lr"/>
    </style:style>
    <style:style style:family="paragraph" style:name="-Normal" style:display-name="_Normal" style:next-style-name="-Normal">
      <style:paragraph-properties fo:line-height="100%" fo:margin-top="0cm" fo:margin-bottom="0cm"/>
      <style:text-properties style:font-name="Times New Roman" fo:font-size="12pt"/>
    </style:style>
    <style:style style:family="paragraph" style:name="Square-List" style:display-name="Square List" style:next-style-name="Square-List">
      <style:paragraph-properties fo:text-indent="-0.762cm" fo:widows="2" fo:orphans="2" fo:margin-left="1.27cm" fo:margin-right="0cm" fo:margin-top="0cm" fo:margin-bottom="0.353cm" style:writing-mode="lr"/>
    </style:style>
    <style:style style:family="paragraph" style:name="Contents-Header" style:display-name="Contents Header" style:next-style-name="Contents-Header">
      <style:paragraph-properties fo:text-align="center" fo:margin-top="0.423cm" fo:margin-bottom="0.212cm"/>
      <style:text-properties style:font-name="Liberation Sans" fo:font-size="16pt" fo:font-weight="bold"/>
    </style:style>
    <style:style style:family="paragraph" style:name="Document-Map" style:display-name="Document Map" style:next-style-name="Document-Map">
      <style:text-properties style:font-name="Tahoma" fo:font-size="8pt"/>
    </style:style>
    <style:style style:family="paragraph" style:name="Heading-3" style:display-name="Heading 3" style:parent-style-name="Heading" style:next-style-name="Text-body">
      <style:paragraph-properties fo:margin-top="0.776cm" fo:margin-bottom="0.106cm"/>
      <style:text-properties style:font-name="Liberation Sans" fo:font-size="12pt" fo:font-weight="bold"/>
    </style:style>
    <style:style style:family="paragraph" style:name="Numbered-List" style:display-name="Numbered List" style:next-style-name="Numbered-List">
      <style:paragraph-properties fo:text-indent="-0.762cm" fo:widows="2" fo:orphans="2" fo:margin-left="1.27cm" fo:margin-right="0cm" fo:margin-top="0cm" fo:margin-bottom="0.353cm" style:writing-mode="lr"/>
    </style:style>
    <style:style style:family="paragraph" style:name="Diamond-List" style:display-name="Diamond List" style:next-style-name="Diamond-List">
      <style:paragraph-properties fo:text-indent="-0.762cm" fo:widows="2" fo:orphans="2" fo:margin-left="1.27cm" fo:margin-right="0cm" fo:margin-top="0cm" fo:margin-bottom="0.353cm" style:writing-mode="lr"/>
    </style:style>
    <style:style style:family="paragraph" style:name="Heart-List" style:display-name="Heart List" style:next-style-name="Heart-List">
      <style:paragraph-properties fo:text-indent="-0.762cm" fo:widows="2" fo:orphans="2" fo:margin-left="1.27cm" fo:margin-right="0cm" fo:margin-top="0cm" fo:margin-bottom="0.353cm" style:writing-mode="lr"/>
    </style:style>
    <style:style style:family="paragraph" style:name="Table-Grid" style:display-name="Table Grid" style:parent-style-name="Normal" style:next-style-name="Table-Grid">
      <style:paragraph-properties fo:line-height="100%" fo:margin-top="0cm" fo:margin-bottom="0cm"/>
    </style:style>
    <style:style style:family="paragraph" style:name="Upper-Case-List" style:display-name="Upper Case List" style:parent-style-name="Numbered-List" style:next-style-name="Upper-Case-List">
      <style:paragraph-properties fo:text-indent="-0.762cm" fo:margin-left="1.27cm" fo:margin-right="0cm" fo:margin-top="0cm" fo:margin-bottom="0.353cm"/>
    </style:style>
    <style:style style:family="paragraph" style:name="Upper-Roman-List" style:display-name="Upper Roman List" style:parent-style-name="Numbered-List" style:next-style-name="Upper-Roman-List">
      <style:paragraph-properties fo:text-indent="-0.762cm" fo:margin-left="1.27cm" fo:margin-right="0cm" fo:margin-top="0cm" fo:margin-bottom="0.353cm"/>
    </style:style>
    <style:style style:family="paragraph" style:name="Box-List" style:display-name="Box List" style:next-style-name="Box-List">
      <style:paragraph-properties fo:text-indent="-0.762cm" fo:widows="2" fo:orphans="2" fo:margin-left="1.27cm" fo:margin-right="0cm" fo:margin-top="0cm" fo:margin-bottom="0.353cm" style:writing-mode="lr"/>
    </style:style>
    <style:style style:family="paragraph" style:name="Normal" style:display-name="Normal">
      <style:paragraph-properties style:writing-mode="lr"/>
      <style:text-properties fo:color="#000000" style:font-name="Liberation Serif" fo:font-size="12pt" fo:language="en" fo:country="US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Plain-Text" style:display-name="Plain Text" style:next-style-name="Plain-Text">
      <style:text-properties style:font-name="Courier New"/>
    </style:style>
    <style:style style:family="paragraph" style:name="Star-List" style:display-name="Star List" style:next-style-name="Star-List">
      <style:paragraph-properties fo:text-indent="-0.762cm" fo:widows="2" fo:orphans="2" fo:margin-left="1.27cm" fo:margin-right="0cm" fo:margin-top="0cm" fo:margin-bottom="0.353cm" style:writing-mode="lr"/>
    </style:style>
    <style:style style:family="paragraph" style:name="Section-Heading" style:display-name="Section Heading" style:parent-style-name="Numbered-Heading-1" style:next-style-name="Section-Heading">
      <style:paragraph-properties fo:text-indent="0cm" fo:margin-left="0cm" fo:margin-right="0cm" fo:margin-top="0cm" fo:margin-bottom="0.353cm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--u1073---u1099---u1095---u1085---u1099---u1081--1" style:display-name="?\u1073 ?\u1099 ?\u1095 ?\u1085 ?\u1099 ?\u1081 ?1" style:next-style-name="--u1073---u1099---u1095---u1085---u1099---u1081--1">
      <style:paragraph-properties fo:line-height="100%"/>
    </style:style>
    <style:style style:family="paragraph" style:name="--u1073---u1099---u1095---u1085---u1099---u1081--2" style:display-name="?\u1073 ?\u1099 ?\u1095 ?\u1085 ?\u1099 ?\u1081 ?2" style:next-style-name="--u1073---u1099---u1095---u1085---u1099---u1081--2">
      <style:paragraph-properties fo:line-height="100%"/>
    </style:style>
    <style:style style:family="paragraph" style:name="Tick-List" style:display-name="Tick List" style:next-style-name="Tick-List">
      <style:paragraph-properties fo:text-indent="-0.762cm" fo:widows="2" fo:orphans="2" fo:margin-left="1.27cm" fo:margin-right="0cm" fo:margin-top="0cm" fo:margin-bottom="0.353cm" style:writing-mode="lr"/>
    </style:style>
    <style:style style:family="paragraph" style:name="List-Paragraph" style:display-name="List Paragraph" style:next-style-name="List-Paragraph">
      <style:paragraph-properties fo:text-indent="0cm" fo:margin-left="1.27cm" fo:margin-right="0cm" fo:margin-top="0cm" fo:margin-bottom="0.353cm"/>
    </style:style>
    <style:style style:family="paragraph" style:name="Endnote" style:display-name="Endnote" style:parent-style-name="Normal" style:next-style-name="Endnote">
      <style:paragraph-properties fo:text-indent="-0.508cm" fo:margin-left="0.508cm" fo:margin-right="0cm" fo:margin-top="0cm" fo:margin-bottom="0.353cm"/>
      <style:text-properties fo:font-size="10pt"/>
    </style:style>
    <style:style style:family="paragraph" style:name="Dashed-List" style:display-name="Dashed List" style:next-style-name="Dashed-List">
      <style:paragraph-properties fo:text-indent="-0.762cm" fo:widows="2" fo:orphans="2" fo:margin-left="1.27cm" fo:margin-right="0cm" fo:margin-top="0cm" fo:margin-bottom="0.353cm" style:writing-mode="lr"/>
    </style:style>
    <style:style style:family="paragraph" style:name="Lower-Roman-List" style:display-name="Lower Roman List" style:next-style-name="Lower-Roman-List">
      <style:paragraph-properties fo:text-indent="-0.762cm" fo:margin-left="1.27cm" fo:margin-right="0cm" fo:margin-top="0cm" fo:margin-bottom="0.353cm"/>
    </style:style>
    <style:style style:family="paragraph" style:name="Numbered-Heading-1" style:display-name="Numbered Heading 1" style:parent-style-name="Heading-1" style:next-style-name="Numbered-Heading-1">
      <style:paragraph-properties fo:text-indent="0cm" fo:margin-left="0cm" fo:margin-right="0cm" fo:margin-top="0cm" fo:margin-bottom="0.353cm"/>
    </style:style>
    <style:style style:family="paragraph" style:name="Numbered-Heading-2" style:display-name="Numbered Heading 2" style:parent-style-name="Heading-2" style:next-style-name="Numbered-Heading-2">
      <style:paragraph-properties fo:text-indent="0cm" fo:margin-left="0cm" fo:margin-right="0cm" fo:margin-top="0cm" fo:margin-bottom="0.353cm"/>
    </style:style>
    <style:style style:family="paragraph" style:name="Numbered-Heading-3" style:display-name="Numbered Heading 3" style:parent-style-name="Heading-3" style:next-style-name="Numbered-Heading-3">
      <style:paragraph-properties fo:text-indent="0cm" fo:margin-left="0cm" fo:margin-right="0cm" fo:margin-top="0cm" fo:margin-bottom="0.353cm"/>
    </style:style>
    <style:style style:family="paragraph" style:name="Footnote" style:display-name="Footnote" style:parent-style-name="Normal" style:next-style-name="Footnote">
      <style:paragraph-properties fo:text-indent="-0.508cm" fo:margin-left="0.508cm" fo:margin-right="0cm" fo:margin-top="0cm" fo:margin-bottom="0.353cm"/>
      <style:text-properties fo:font-size="10pt"/>
    </style:style>
    <style:style style:family="paragraph" style:name="Contents-1" style:display-name="Contents 1" style:parent-style-name="Normal" style:next-style-name="Contents-1">
      <style:paragraph-properties fo:text-indent="-0.762cm" fo:margin-left="1.27cm" fo:margin-right="0cm" fo:margin-top="0cm" fo:margin-bottom="0.353cm">
        <style:tab-stops>
          <style:tab-stop style:type="right" style:position="6.691667in" style:leader-style="dotted" style:leader-text="."/>
        </style:tab-stops>
      </style:paragraph-properties>
    </style:style>
    <style:style style:family="paragraph" style:name="Contents-2" style:display-name="Contents 2" style:parent-style-name="Normal" style:next-style-name="Contents-2">
      <style:paragraph-properties fo:text-indent="-0.762cm" fo:margin-left="2.54cm" fo:margin-right="0cm" fo:margin-top="0cm" fo:margin-bottom="0.353cm">
        <style:tab-stops>
          <style:tab-stop style:type="right" style:position="6.495139in" style:leader-style="dotted" style:leader-text="."/>
        </style:tab-stops>
      </style:paragraph-properties>
    </style:style>
    <style:style style:family="paragraph" style:name="Contents-3" style:display-name="Contents 3" style:parent-style-name="Normal" style:next-style-name="Contents-3">
      <style:paragraph-properties fo:text-indent="-0.762cm" fo:margin-left="3.81cm" fo:margin-right="0cm" fo:margin-top="0cm" fo:margin-bottom="0.353cm">
        <style:tab-stops>
          <style:tab-stop style:type="right" style:position="6.300000in" style:leader-style="dotted" style:leader-text="."/>
        </style:tab-stops>
      </style:paragraph-properties>
    </style:style>
    <style:style style:family="paragraph" style:name="Contents-4" style:display-name="Contents 4" style:parent-style-name="Normal" style:next-style-name="Contents-4">
      <style:paragraph-properties fo:text-indent="-0.762cm" fo:margin-left="5.08cm" fo:margin-right="0cm" fo:margin-top="0cm" fo:margin-bottom="0.353cm">
        <style:tab-stops>
          <style:tab-stop style:type="right" style:position="6.102083in" style:leader-style="dotted" style:leader-text="."/>
        </style:tab-stops>
      </style:paragraph-properties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creation-date>Sat Apr 18 17:09:10 2015
</meta:creation-date>
    <dc:date>Mon Apr 20 01:28:21 2015
</dc:date>
  </office:meta>
</office:document-meta>
</file>